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6633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hp app/console generate:bundle --namespace=Application/ShopBundle –format=yml</text:span></text:p>
      <text:p text:style-name="P1"/>
      <text:p text:style-name="P1"><text:tab/>Odpowiedzi na pytania:</text:p>
      <text:p text:style-name="P1"/>
      <text:p text:style-name="P1"><text:s/>Bundle namespace [Application/ShopBundle]: Application/ShopBundle</text:p>
      <text:p text:style-name="P1"><text:s/>Bundle name [ApplicationShopBundle]: ApplicationShopBundle</text:p>
      <text:p text:style-name="P2"><text:s/>Target directory [/home/dragos/work/shop/src]: /home/dragos/work/shop/src &lt;- Linux</text:p>
      <text:p text:style-name="P1"><text:s/>Target directory [C:/sf2_tutorials/shop/src]: C:/sf2_tutorials/shop/src</text:p>
      <text:p text:style-name="P1"><text:s/>Configuration format (yml, xml, php, or annotation) [yml]: yml</text:p>
      <text:p text:style-name="P2"><text:s/>Do you want to generate the whole directory structure [no]? yes &lt;- !!!</text:p>
      <text:p text:style-name="P1"><text:s/>Do you confirm generation [yes]? yes</text:p>
      <text:p text:style-name="P1"><text:s/>Confirm automatic update of your Kernel [yes]? yes</text:p>
      <text:p text:style-name="P1"><text:s/>Confirm automatic update of the Routing [yes]? yes</text:p>
      <text:p text:style-name="P1"/>
      <text:p text:style-name="P1"/>
      <text:p text:style-name="P1">2. Po uruchomieniu powyższego polecenia zostną dodane następujace wpisy:</text:p>
      <text:p text:style-name="P1"/>
      <text:p text:style-name="P1"># shop/app/config/routing.yml</text:p>
      <text:p text:style-name="P4">application_shop:</text:p>
      <text:p text:style-name="P6"><text:s text:c="4"/>resource: "@ApplicationShopBundle/Resources/config/routing.yml"</text:p>
      <text:p text:style-name="P6"><text:s text:c="4"/>prefix: <text:s text:c="2"/>/</text:p>
      <text:p text:style-name="P1"/>
      <text:p text:style-name="P1"># src/Application/ShopBundle/Resources/config/routing.yml</text:p>
      <text:p text:style-name="P4">application_shop_homepage:</text:p>
      <text:p text:style-name="P6"><text:s text:c="4"/>path: <text:s text:c="4"/>/hello/{name}</text:p>
      <text:p text:style-name="P6"><text:s text:c="4"/>defaults: { _controller: ApplicationShopBundle:Default:index }</text:p>
      <text:p text:style-name="P7"/>
      <text:p text:style-name="P1">shop/app/AppKernel.php - do pliku zostaje wprowadzony następujący wpis</text:p>
      <text:p text:style-name="P1"/>
      <text:p text:style-name="P3">$bundles = array( <text:s text:c="11"/></text:p>
      <text:p text:style-name="P3"><text:tab/>... <text:s text:c="10"/></text:p>
      <text:p text:style-name="P3"><text:tab/>new Application\ShopBundle\ApplicationShopBundle(),<text:line-break/>);</text:p>
      <text:p text:style-name="P1"/>
      <text:p text:style-name="P1">3. Zostaje utwprzony katalog z projektem:</text:p>
      <text:p text:style-name="P3">shop/src/Application/ShopBundle</text:p>
      <text:p text:style-name="P1"/>
      <text:p text:style-name="P1">4.<text:tab/>Czyszczenie cache:</text:p>
      <text:p text:style-name="P1"/>
      <text:p text:style-name="P5"><text:tab/>php app/console cache:clear --env=prod</text:p>
      <text:p text:style-name="P5"><text:tab/>php app/console cache:clear --env=dev</text:p>
      <text:p text:style-name="P1"/>
      <text:p text:style-name="P1">5.<text:tab/>Podgląd nowej strony:</text:p>
      <text:p text:style-name="P1"/>
      <text:p text:style-name="P1"/>
      <text:p text:style-name="P1"><text:tab/>http://shop.localhost/app.php/hello/shop</text:p>
      <text:p text:style-name="P1"><text:tab/>http://shop.localhost/app_dev.php/hello/shop</text:p>
      <text:p text:style-name="P1"/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1"><text:tab/>http://shop.localhost/hello/s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M14S</meta:editing-duration>
    <meta:editing-cycles>11</meta:editing-cycles>
    <meta:generator>OpenOffice.org/3.3$Win32 OpenOffice.org_project/330m20$Build-9567</meta:generator>
    <dc:date>2015-05-25T16:16:19.01</dc:date>
    <dc:creator>szymon idczak</dc:creator>
    <meta:document-statistic meta:table-count="0" meta:image-count="0" meta:object-count="0" meta:page-count="1" meta:paragraph-count="36" meta:word-count="147" meta:character-count="1629"/>
    <meta:user-defined meta:name="Info 1"/>
    <meta:user-defined meta:name="Info 2"/>
    <meta:user-defined meta:name="Info 3"/>
    <meta:user-defined meta:name="Info 4"/>
  </office:meta>
</office:document-meta>
</file>